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3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10</text:p>
            <text:p>-3</text:p>
          </table:table-cell>
          <table:table-cell table:style-name="Default"/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71</text:p>
            <text:p>-16</text:p>
          </table:table-cell>
          <table:table-cell table:style-name="Default"/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46</text:p>
            <text:p>7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11</text:p>
            <text:p>-10</text:p>
          </table:table-cell>
          <table:table-cell table:style-name="Default"/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983</text:p>
            <text:p>-41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318</text:p>
            <text:p>-41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488</text:p>
            <text:p>-40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811</text:p>
            <text:p>-43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930</text:p>
            <text:p>-44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445</text:p>
            <text:p>-42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522</text:p>
            <text:p>-45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80</text:p>
            <text:p>-53</text:p>
          </table:table-cell>
          <table:table-cell office:value-type="string" calcext:value-type="string">
            <text:p>1540</text:p>
            <text:p>-45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513</text:p>
            <text:p>-59</text:p>
          </table:table-cell>
          <table:table-cell office:value-type="string" calcext:value-type="string">
            <text:p>2990</text:p>
            <text:p>-58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57</text:p>
            <text:p>-60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57</text:p>
            <text:p>-66</text:p>
          </table:table-cell>
          <table:table-cell table:number-columns-repeated="6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float" office:value="3663" calcext:value-type="float">
            <text:p>3663</text:p>
          </table:table-cell>
          <table:table-cell table:number-columns-repeated="6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468</text:p>
            <text:p>-60</text:p>
          </table:table-cell>
          <table:table-cell table:number-columns-repeated="6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733</text:p>
            <text:p>-61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60</text:p>
            <text:p>-62</text:p>
          </table:table-cell>
          <table:table-cell table:number-columns-repeated="6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948</text:p>
            <text:p>-64</text:p>
          </table:table-cell>
          <table:table-cell table:number-columns-repeated="6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6443</text:p>
            <text:p>-65</text:p>
          </table:table-cell>
          <table:table-cell table:number-columns-repeated="6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521</text:p>
            <text:p>-65</text:p>
          </table:table-cell>
          <table:table-cell table:number-columns-repeated="6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4469</text:p>
            <text:p>-65</text:p>
          </table:table-cell>
          <table:table-cell table:number-columns-repeated="6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Default"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1:07:31.176653079</meta:creation-date>
    <dc:date>2018-04-06T21:49:43.450371410</dc:date>
    <meta:editing-duration>PT8M25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